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office:value-type="string" calcext:value-type="string">
            <text:p>RESOURCES</text:p>
          </table:table-cell>
          <table:table-cell office:value-type="string" calcext:value-type="string">
            <text:p>URL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STATUS COD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GISTER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name / pwd</text:p>
          </table:table-cell>
          <table:table-cell office:value-type="string" calcext:value-type="string">
            <text:p>200 OK / 301 INVALID USERNAM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SSIFY</text:p>
          </table:table-cell>
          <table:table-cell office:value-type="string" calcext:value-type="string">
            <text:p>/class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name / pwd / img url</text:p>
          </table:table-cell>
          <table:table-cell office:value-type="string" calcext:value-type="string">
            <text:p>200 OK / 301 INVALID USERNAME / 302 INVALID PWD / 303 OUT OF TOKE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FILL</text:p>
          </table:table-cell>
          <table:table-cell office:value-type="string" calcext:value-type="string">
            <text:p>/refi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name / admin pwd / amount </text:p>
          </table:table-cell>
          <table:table-cell office:value-type="string" calcext:value-type="string">
            <text:p>200 OK / 301 INVALID USERNAME / 304 INVALID ADMIN PWD 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08:26:20.59755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9T21:17:23.957457098</meta:creation-date>
    <dc:date>2021-09-19T21:26:40.819131036</dc:date>
    <meta:editing-duration>PT9M17S</meta:editing-duration>
    <meta:editing-cycles>1</meta:editing-cycles>
    <meta:generator>LibreOffice/6.0.7.3$Linux_X86_64 LibreOffice_project/00m0$Build-3</meta:generator>
    <meta:document-statistic meta:table-count="1" meta:cell-count="20" meta:object-count="0"/>
  </office:meta>
</office:document-meta>
</file>